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4902" officeooo:paragraph-rsid="000b4902"/>
    </style:style>
    <style:style style:name="P2" style:family="paragraph" style:parent-style-name="Standard">
      <style:text-properties fo:font-size="20pt" officeooo:rsid="000b4902" officeooo:paragraph-rsid="000b4902" style:font-size-asian="20pt" style:font-size-complex="20pt"/>
    </style:style>
    <style:style style:name="P3" style:family="paragraph" style:parent-style-name="Standard">
      <style:text-properties fo:font-size="20pt" style:text-underline-style="solid" style:text-underline-width="auto" style:text-underline-color="font-color" officeooo:rsid="000b4902" officeooo:paragraph-rsid="000b4902" style:font-size-asian="17.5pt" style:font-size-complex="20pt"/>
    </style:style>
    <style:style style:name="P4" style:family="paragraph" style:parent-style-name="Standard">
      <style:text-properties fo:font-size="20pt" style:text-underline-style="solid" style:text-underline-width="auto" style:text-underline-color="font-color" fo:font-weight="normal" officeooo:rsid="000b4902" officeooo:paragraph-rsid="000b4902" style:font-size-asian="17.5pt" style:font-weight-asian="normal" style:font-size-complex="20pt" style:font-weight-complex="normal"/>
    </style:style>
    <style:style style:name="P5" style:family="paragraph" style:parent-style-name="Standard">
      <style:text-properties fo:font-size="14pt" style:text-underline-style="solid" style:text-underline-width="auto" style:text-underline-color="font-color" fo:font-weight="normal" officeooo:rsid="000b4902" officeooo:paragraph-rsid="000b4902" style:font-size-asian="12.25pt" style:font-weight-asian="normal" style:font-size-complex="14pt" style:font-weight-complex="normal"/>
    </style:style>
    <style:style style:name="P6" style:family="paragraph" style:parent-style-name="Standard">
      <style:text-properties fo:font-size="14pt" officeooo:rsid="000b4902" officeooo:paragraph-rsid="000b4902" style:font-size-asian="14pt" style:font-size-complex="14pt"/>
    </style:style>
    <style:style style:name="P7" style:family="paragraph" style:parent-style-name="Standard">
      <style:text-properties fo:font-size="14pt" style:text-underline-style="none" officeooo:rsid="000b4902" officeooo:paragraph-rsid="000b4902" style:font-size-asian="14pt" style:font-size-complex="14pt"/>
    </style:style>
    <style:style style:name="P8" style:family="paragraph" style:parent-style-name="Standard">
      <style:text-properties fo:font-size="12pt" style:text-underline-style="none" officeooo:rsid="000b4902" officeooo:paragraph-rsid="000b4902" style:font-size-asian="10.5pt" style:font-size-complex="12pt"/>
    </style:style>
    <style:style style:name="P9" style:family="paragraph" style:parent-style-name="Standard">
      <style:text-properties fo:font-size="14pt" style:text-underline-style="none" fo:font-weight="normal" officeooo:rsid="000b4902" officeooo:paragraph-rsid="000b4902" style:font-size-asian="12.25pt" style:font-weight-asian="normal" style:font-size-complex="14pt" style:font-weight-complex="normal"/>
    </style:style>
    <style:style style:name="P10" style:family="paragraph" style:parent-style-name="Standard" style:list-style-name="L2">
      <style:text-properties fo:font-size="14pt" style:text-underline-style="solid" style:text-underline-width="auto" style:text-underline-color="font-color" fo:font-weight="normal" officeooo:rsid="000d3e03" officeooo:paragraph-rsid="000d3e03" style:font-size-asian="12.25pt" style:font-weight-asian="normal" style:font-size-complex="14pt" style:font-weight-complex="normal"/>
    </style:style>
    <style:style style:name="P11" style:family="paragraph" style:parent-style-name="Standard" style:list-style-name="L2">
      <style:text-properties fo:font-size="14pt" style:text-underline-style="solid" style:text-underline-width="auto" style:text-underline-color="font-color" fo:font-weight="normal" officeooo:rsid="000f792e" officeooo:paragraph-rsid="000f792e" style:font-size-asian="12.25pt" style:font-weight-asian="normal" style:font-size-complex="14pt" style:font-weight-complex="normal"/>
    </style:style>
    <style:style style:name="P12" style:family="paragraph" style:parent-style-name="Standard" style:list-style-name="L2">
      <style:text-properties fo:font-size="14pt" style:text-underline-style="solid" style:text-underline-width="auto" style:text-underline-color="font-color" fo:font-weight="normal" officeooo:rsid="0010f0ba" officeooo:paragraph-rsid="0010f0ba" style:font-size-asian="12.25pt" style:font-weight-asian="normal" style:font-size-complex="14pt" style:font-weight-complex="normal"/>
    </style:style>
    <style:style style:name="P13" style:family="paragraph" style:parent-style-name="Standard">
      <style:text-properties fo:font-size="14pt" style:text-underline-style="solid" style:text-underline-width="auto" style:text-underline-color="font-color" fo:font-weight="normal" officeooo:rsid="0010f0ba" officeooo:paragraph-rsid="0010f0ba" style:font-size-asian="12.25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10f0ba" officeooo:paragraph-rsid="0011cf85" style:font-size-asian="12.25pt" style:font-weight-asian="normal" style:font-size-complex="14pt" style:font-weight-complex="normal"/>
    </style:style>
    <style:style style:name="P15" style:family="paragraph" style:parent-style-name="Standard" style:list-style-name="L2">
      <style:text-properties fo:font-size="14pt" style:text-underline-style="solid" style:text-underline-width="auto" style:text-underline-color="font-color" fo:font-weight="normal" officeooo:rsid="0011cf85" officeooo:paragraph-rsid="0011cf85" style:font-size-asian="12.25pt" style:font-weight-asian="normal" style:font-size-complex="14pt" style:font-weight-complex="normal"/>
    </style:style>
    <style:style style:name="P16" style:family="paragraph" style:parent-style-name="Standard">
      <style:text-properties fo:font-size="20pt" style:text-underline-style="solid" style:text-underline-width="auto" style:text-underline-color="font-color" fo:font-weight="normal" officeooo:rsid="000d3e03" officeooo:paragraph-rsid="000d3e03" style:font-size-asian="17.5pt" style:font-weight-asian="normal" style:font-size-complex="20pt" style:font-weight-complex="normal"/>
    </style:style>
    <style:style style:name="P17" style:family="paragraph" style:parent-style-name="Standard">
      <style:text-properties fo:font-size="20pt" style:text-underline-style="solid" style:text-underline-width="auto" style:text-underline-color="font-color" fo:font-weight="normal" officeooo:rsid="0011cf85" officeooo:paragraph-rsid="0011cf85" style:font-size-asian="17.5pt" style:font-weight-asian="normal" style:font-size-complex="20pt" style:font-weight-complex="normal"/>
    </style:style>
    <style:style style:name="P18" style:family="paragraph" style:parent-style-name="Standard">
      <style:text-properties fo:font-size="20pt" style:text-underline-style="solid" style:text-underline-width="auto" style:text-underline-color="font-color" fo:font-weight="normal" officeooo:rsid="0011cf85" officeooo:paragraph-rsid="0015afbb" style:font-size-asian="17.5pt" style:font-weight-asian="normal" style:font-size-complex="20pt" style:font-weight-complex="normal"/>
    </style:style>
    <style:style style:name="P19" style:family="paragraph" style:parent-style-name="Standard">
      <style:text-properties fo:font-size="20pt" style:text-underline-style="solid" style:text-underline-width="auto" style:text-underline-color="font-color" fo:font-weight="normal" officeooo:rsid="0017557c" officeooo:paragraph-rsid="0017557c" style:font-size-asian="17.5pt" style:font-weight-asian="normal" style:font-size-complex="20pt" style:font-weight-complex="normal"/>
    </style:style>
    <style:style style:name="P20" style:family="paragraph" style:parent-style-name="Standard">
      <style:text-properties fo:font-size="20pt" fo:font-weight="normal" officeooo:paragraph-rsid="0015afbb"/>
    </style:style>
    <style:style style:name="P21" style:family="paragraph" style:parent-style-name="Standard">
      <style:text-properties fo:font-size="16pt" style:text-underline-style="solid" style:text-underline-width="auto" style:text-underline-color="font-color" fo:font-weight="normal" officeooo:rsid="0011cf85" officeooo:paragraph-rsid="0011cf85" style:font-size-asian="14pt" style:font-weight-asian="normal" style:font-size-complex="16pt" style:font-weight-complex="normal"/>
    </style:style>
    <style:style style:name="P22" style:family="paragraph" style:parent-style-name="Standard">
      <style:text-properties fo:font-size="16pt" style:text-underline-style="solid" style:text-underline-width="auto" style:text-underline-color="font-color" fo:font-weight="normal" officeooo:rsid="00134faf" officeooo:paragraph-rsid="00134faf" style:font-size-asian="14pt" style:font-weight-asian="normal" style:font-size-complex="16pt" style:font-weight-complex="normal"/>
    </style:style>
    <style:style style:name="P23" style:family="paragraph" style:parent-style-name="Standard">
      <style:text-properties fo:font-size="16pt" style:text-underline-style="solid" style:text-underline-width="auto" style:text-underline-color="font-color" fo:font-weight="normal" officeooo:rsid="00134faf" officeooo:paragraph-rsid="001542f9" style:font-size-asian="14pt" style:font-weight-asian="normal" style:font-size-complex="16pt" style:font-weight-complex="normal"/>
    </style:style>
    <style:style style:name="P24" style:family="paragraph" style:parent-style-name="Standard">
      <style:text-properties fo:font-size="16pt" style:text-underline-style="solid" style:text-underline-width="auto" style:text-underline-color="font-color" fo:font-weight="normal" officeooo:rsid="0015afbb" officeooo:paragraph-rsid="0015afbb" style:font-size-asian="14pt" style:font-weight-asian="normal" style:font-size-complex="16pt" style:font-weight-complex="normal"/>
    </style:style>
    <style:style style:name="P25" style:family="paragraph" style:parent-style-name="Standard">
      <style:text-properties fo:font-size="16pt" style:text-underline-style="solid" style:text-underline-width="auto" style:text-underline-color="font-color" fo:font-weight="normal" officeooo:rsid="0017557c" officeooo:paragraph-rsid="0017557c" style:font-size-asian="14pt" style:font-weight-asian="normal" style:font-size-complex="16pt" style:font-weight-complex="normal"/>
    </style:style>
    <style:style style:name="P26" style:family="paragraph" style:parent-style-name="Standard">
      <style:text-properties fo:font-size="16pt" style:text-underline-style="none" fo:font-weight="normal" officeooo:rsid="0015afbb" officeooo:paragraph-rsid="0015afbb" style:font-size-asian="14pt" style:font-weight-asian="normal" style:font-size-complex="16pt" style:font-weight-complex="normal"/>
    </style:style>
    <style:style style:name="P27" style:family="paragraph" style:parent-style-name="Standard">
      <style:text-properties fo:font-size="16pt" style:text-underline-style="none" fo:font-weight="normal" officeooo:rsid="0015afbb" officeooo:paragraph-rsid="0017557c" style:font-size-asian="14pt" style:font-weight-asian="normal" style:font-size-complex="16pt" style:font-weight-complex="normal"/>
    </style:style>
    <style:style style:name="P28" style:family="paragraph" style:parent-style-name="Standard">
      <style:text-properties fo:font-size="16pt" style:text-underline-style="none" fo:font-weight="normal" officeooo:rsid="0017557c" officeooo:paragraph-rsid="0017557c" style:font-size-asian="14pt" style:font-weight-asian="normal" style:font-size-complex="16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officeooo:rsid="000f092e"/>
    </style:style>
    <style:style style:name="T4" style:family="text">
      <style:text-properties style:text-underline-style="none" officeooo:rsid="000f792e"/>
    </style:style>
    <style:style style:name="T5" style:family="text">
      <style:text-properties style:text-underline-style="none" officeooo:rsid="0010f0ba"/>
    </style:style>
    <style:style style:name="T6" style:family="text">
      <style:text-properties style:text-underline-style="none" officeooo:rsid="0011cf85"/>
    </style:style>
    <style:style style:name="T7" style:family="text">
      <style:text-properties style:text-underline-style="none" officeooo:rsid="00134faf"/>
    </style:style>
    <style:style style:name="T8" style:family="text">
      <style:text-properties fo:font-size="14pt" style:font-size-asian="14pt" style:font-size-complex="14pt"/>
    </style:style>
    <style:style style:name="T9" style:family="text">
      <style:text-properties fo:font-size="14pt" style:text-underline-style="none" style:font-size-asian="12.25pt" style:font-size-complex="14pt"/>
    </style:style>
    <style:style style:name="T10" style:family="text">
      <style:text-properties fo:font-size="14pt" style:text-underline-style="none" officeooo:rsid="00134faf" style:font-size-asian="12.25pt" style:font-size-complex="14pt"/>
    </style:style>
    <style:style style:name="T11" style:family="text">
      <style:text-properties fo:font-size="14pt" style:text-underline-style="none" officeooo:rsid="001542f9" style:font-size-asian="12.25pt" style:font-size-complex="14pt"/>
    </style:style>
    <style:style style:name="T12" style:family="text">
      <style:text-properties fo:font-size="14pt" style:text-underline-style="none" officeooo:rsid="0015afbb" style:font-size-asian="12.25pt" style:font-size-complex="14pt"/>
    </style:style>
    <style:style style:name="T13" style:family="text">
      <style:text-properties fo:font-size="14pt" style:text-underline-style="none" officeooo:rsid="0017557c" style:font-size-asian="12.25pt" style:font-size-complex="14pt"/>
    </style:style>
    <style:style style:name="T14" style:family="text">
      <style:text-properties fo:font-size="14pt" style:text-underline-style="none" officeooo:rsid="0017557c" style:font-size-asian="12.25pt" style:font-weight-asian="normal" style:font-size-complex="14pt" style:font-weight-complex="normal"/>
    </style:style>
    <style:style style:name="T15" style:family="text">
      <style:text-properties officeooo:rsid="0017557c"/>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blem Statement </text:span>:-</text:p>
      <text:p text:style-name="P1"><text:tab/><text:tab/><text:span text:style-name="T8">Alberto is an aviation pioneer. He pilots an airplane called "14-bis". Initially, there are F units of fuel in the fuel tank of his airplane. There are some flight missions Alberto may take. The missions all start and end in the same location, and he may do them in any order. However, he can only do each mission at most once. You are given two int[]s of the same length: duration and refuel. For each valid int[]</text:span></text:p>
      <text:p text:style-name="P6"><text:tab/>- duration[i] is the amount of fuel consumed while running mission i </text:p>
      <text:p text:style-name="P6"><text:tab/>- After Alberto completes mission i and gets paid, he will buy refuel[i] units of fuel. </text:p>
      <text:p text:style-name="P6">This amount will always be strictly smaller than the amount consumed during the </text:p>
      <text:p text:style-name="P6">mission. </text:p>
      <text:p text:style-name="P6">Alberto can only choose a mission if he has enough fuel for it. That is, at the beginning of </text:p>
      <text:p text:style-name="P6">the mission his fuel tank must have at least duration[i] units of fuel. </text:p>
      <text:p text:style-name="P6">Compute and return the maximum number of missions Alberto can take.</text:p>
      <text:p text:style-name="P6"/>
      <text:p text:style-name="P3">Input Specification<text:span text:style-name="T2">:- </text:span></text:p>
      <text:p text:style-name="P7"><text:tab/><text:tab/>1. Initial Fuel ' F '. <text:s/>1 &lt; F &lt; 5000.</text:p>
      <text:p text:style-name="P7"><text:tab/><text:tab/>2. Total no of missions ' n '.</text:p>
      <text:p text:style-name="P7"><text:tab/><text:tab/>2. Integer array of duration for mission i. duration[i]. 1 &lt; i &lt; 50</text:p>
      <text:p text:style-name="P7"><text:tab/><text:tab/>3. Integer array of refuel after the mission i. refuel[i]. 1 &lt; i &lt; 50</text:p>
      <text:p text:style-name="P7"><text:tab/><text:tab/>duration[] and refuel[] will contain same number of elements.</text:p>
      <text:p text:style-name="P8"/>
      <text:p text:style-name="P4">Output Spectfication<text:span text:style-name="T2">:-</text:span></text:p>
      <text:p text:style-name="P9"><text:tab/><text:tab/>Maximum no of missions that can be taken with the initial amount of fuel F.</text:p>
      <text:p text:style-name="P5"/>
      <text:p text:style-name="P16">Design<text:span text:style-name="T2">:-</text:span></text:p>
      <text:list xml:id="list6742100690172860189" text:style-name="L2">
        <text:list-item>
          <text:p text:style-name="P10"><text:span text:style-name="T2">Sort the duration[] array of integers in terms of maximum refuel[] array of integers. </text:span><text:span text:style-name="T3">The reason for sorting the duration[] array with respect to refuel array is explaned in the proof of correctness. </text:span><text:span text:style-name="T4">This is done for the correct order for selection of missions.</text:span></text:p>
        </text:list-item>
        <text:list-item>
          <text:p text:style-name="P11"><text:span text:style-name="T2">Since the ordering is set, we just need to check through all the possible combinations of selection of missions.</text:span></text:p>
        </text:list-item>
        <text:list-item>
          <text:p text:style-name="P11"><text:span text:style-name="T2">The recurrence relation is as follows:-</text:span></text:p>
        </text:list-item>
        <text:list-item>
          <text:p text:style-name="P11"><text:span text:style-name="T2">DP(F , i), function where F is the fuel that is remaining after processing the first i missions. Now we have to decide for the i th mission</text:span></text:p>
        </text:list-item>
        <text:list-item>
          <text:p text:style-name="P11"><text:span text:style-name="T2">If it is possible to do the i th mission </text:span><text:span text:style-name="T5">which implies the F is large enough than the duration[i] and will thus result to a new value F' (F' &lt; F) and an increase of count for the number of missions to 1+ DP( F' , i+1)</text:span></text:p>
        </text:list-item>
        <text:list-item>
          <text:p text:style-name="P12"><text:span text:style-name="T2">But there is an another posibility of not selecting the i th mission which leads to DP( F , i+1)</text:span></text:p>
        </text:list-item>
        <text:list-item>
          <text:p text:style-name="P12"><text:span text:style-name="T2">Thus to do the maximum number of missions we have to choose </text:span><text:soft-page-break/><text:span text:style-name="T2">between the two.</text:span></text:p>
          <text:p text:style-name="P12"><text:span text:style-name="T2">i.e. DP(F,i) = max(1+DP(F',i+1) , DP(F,i+1))</text:span></text:p>
          <text:list>
            <text:list-header>
              <text:p text:style-name="P12"><text:span text:style-name="T2"><text:s/>DP(F,i) = return 0 if( i &gt; n <text:s/>or F &lt; 0) </text:span></text:p>
            </text:list-header>
          </text:list>
        </text:list-item>
        <text:list-item>
          <text:p text:style-name="P11"><text:span text:style-name="T2">It is not possible to check all the (2^50 at max) possible combinations each time and thus we use the technique of memoisation </text:span><text:span text:style-name="T5">as there are many repetitions that occur in thecalculation of recurrence relation.</text:span></text:p>
        </text:list-item>
        <text:list-item>
          <text:p text:style-name="P12"><text:span text:style-name="T2">We consider an array mem[52][5000], as given that</text:span></text:p>
          <text:p text:style-name="P12"><text:span text:style-name="T2">length of array of duration[] &lt;= 50 and</text:span></text:p>
          <text:p text:style-name="P12"><text:span text:style-name="T2">max value of fuel in F,duration[], refuel[] &lt;= 5000</text:span></text:p>
        </text:list-item>
        <text:list-item>
          <text:p text:style-name="P15"><text:span text:style-name="T2">Set the array of mem to -1 indicating that they are not computed and thus would be computed through the recurrence relation.</text:span></text:p>
        </text:list-item>
        <text:list-item>
          <text:p text:style-name="P15"><text:span text:style-name="T2">The computation would stop when i=50 and and at a value of F at which none of the missions would be possible to do.</text:span></text:p>
        </text:list-item>
      </text:list>
      <text:p text:style-name="P14"><text:span text:style-name="T2"><text:tab/><text:tab/> </text:span><text:span text:style-name="T6">i.e <text:s/>if i==n return 0</text:span></text:p>
      <text:p text:style-name="P14"><text:span text:style-name="T6"><text:tab/><text:tab/> <text:s text:c="6"/>if (mem[i][F] == -1)</text:span></text:p>
      <text:p text:style-name="P13"><text:span text:style-name="T6"><text:tab/><text:tab/><text:tab/><text:tab/>make the computation </text:span></text:p>
      <text:p text:style-name="P13"><text:span text:style-name="T6"><text:tab/><text:tab/> <text:s text:c="6"/>else return mem[i][F]</text:span></text:p>
      <text:p text:style-name="P13"/>
      <text:p text:style-name="P17">Proof of Correctness<text:span text:style-name="T2">:-</text:span></text:p>
      <text:p text:style-name="P18"><text:span text:style-name="T9"><text:tab/><text:tab/></text:span><text:span text:style-name="T12">Since we need to find the maximum-size set of missions that can be done, we would first need to order them in the right way which would allow us to do all the possible missions and if the ordering doesnot allow us to do a mission, then we can be sure that it is impossible to do that mission.</text:span></text:p>
      <text:p text:style-name="P18"><text:span text:style-name="T12"><text:tab/><text:tab/>Thus for the ordering, we can do it in many ways, i.e</text:span></text:p>
      <text:p text:style-name="P18"><text:span text:style-name="T12"><text:tab/><text:tab/>1.Fuel mission cost</text:span></text:p>
      <text:p text:style-name="P18"><text:span text:style-name="T12"><text:tab/><text:tab/>2.Fuel mission -Refuel mission cost</text:span></text:p>
      <text:p text:style-name="P18"><text:span text:style-name="T12"><text:tab/><text:tab/>3.Refuel cost</text:span></text:p>
      <text:p text:style-name="P18"><text:span text:style-name="T12"><text:tab/><text:tab/>The best ordering is the Refuel cost sort in non increasing order. Proof as <text:s/>follows:-</text:span></text:p>
      <text:p text:style-name="P18"><text:span text:style-name="T12"><text:tab/><text:tab/>Consider two missions A,B and A.refuel &lt; B.refuel and you can do A and then B</text:span></text:p>
      <text:p text:style-name="P18"><text:span text:style-name="T12"><text:tab/><text:tab/>F – A.duration &gt; 0 ( as you can do A mission)</text:span></text:p>
      <text:p text:style-name="P18"><text:span text:style-name="T12"><text:tab/><text:tab/>F-A.duration +A.refuel – B.duration &gt; 0 <text:s/>(as you can also do B mission)</text:span></text:p>
      <text:p text:style-name="P18"><text:span text:style-name="T12"><text:tab/><text:tab/>let F1 = </text:span><text:span text:style-name="T13">F – A.duration + A.refuel</text:span></text:p>
      <text:p text:style-name="P18"><text:span text:style-name="T13"><text:tab/><text:tab/>F &gt; F1</text:span></text:p>
      <text:p text:style-name="P18"><text:span text:style-name="T13"><text:tab/><text:tab/>F1 – B.duration &gt; 0</text:span></text:p>
      <text:p text:style-name="P18"><text:span text:style-name="T13"><text:tab/><text:tab/>then =&gt; F – B.duration &gt; 0</text:span></text:p>
      <text:p text:style-name="P18"><text:span text:style-name="T13"><text:tab/><text:tab/>and <text:s/>A.refuel &lt; B.refuel</text:span></text:p>
      <text:p text:style-name="P18"><text:span text:style-name="T13"><text:tab/><text:tab/>=&gt; F – A.duration + A.refuel – B.duration &gt; 0</text:span></text:p>
      <text:p text:style-name="P20"><text:span text:style-name="T14"><text:tab/><text:tab/>=&gt; F – A.duration + B.refuel – B.duration &gt; 0</text:span></text:p>
      <text:p text:style-name="P20"><text:span text:style-name="T14"><text:tab/><text:tab/>=&gt; F – B.duration + B.refuel – A.duration &gt; 0</text:span></text:p>
      <text:p text:style-name="P20"><text:span text:style-name="T14"><text:tab/>=&gt; We can do B and then A</text:span></text:p>
      <text:p text:style-name="P20"><text:span text:style-name="T14"><text:tab/><text:tab/>Thus sorting the refuel gives the optimal ordering, satisfying Greedy Property where as this is not obeyed in the remaining two.</text:span></text:p>
      <text:p text:style-name="P21"><text:soft-page-break/><text:span text:style-name="T7">1. Optimal Substructure:-</text:span></text:p>
      <text:p text:style-name="P21"><text:span text:style-name="T10"><text:tab/><text:tab/>S={X1,X2,X3,.....,Xk,.....Xn}; S is sorted wrt refuel[]</text:span></text:p>
      <text:p text:style-name="P21"><text:span text:style-name="T10"><text:tab/><text:tab/>OPT = {Xi,Xj,Xk,Xl,Xm}</text:span></text:p>
      <text:p text:style-name="P21"><text:span text:style-name="T10"><text:tab/><text:tab/>Suppose Xk is a part of OPT, then the subset of intervals to the left of X in the OPT is the optimal solution to X1 to Xk-1 and the subset of intervals in OPT to the right of Xk is opotimal solution to the points in S greater than Xk by one or more.</text:span></text:p>
      <text:p text:style-name="P25"><text:span text:style-name="T10">S</text:span><text:span text:style-name="T9">ince optimal sustructure is satisfied, we can build a recursive solution.</text:span></text:p>
      <text:p text:style-name="P25"><text:span text:style-name="T9"/></text:p>
      <text:p text:style-name="P22"><text:span text:style-name="T2">2. Recursive Solution:-</text:span></text:p>
      <text:p text:style-name="P23"><text:span text:style-name="T9"><text:tab/><text:tab/></text:span><text:span text:style-name="T11">DP = 0 ; if (i&gt;n)</text:span></text:p>
      <text:p text:style-name="P23"><text:span text:style-name="T11"><text:tab/><text:tab/>DP = DP(F,i+1) ; if(F-duration[i] &lt; 0)</text:span></text:p>
      <text:p text:style-name="P23"><text:span text:style-name="T11"><text:tab/><text:tab/>DP = max(1+DP(F',i+1),DP(F,i+1) ; otherwise</text:span></text:p>
      <text:p text:style-name="P22"><text:span text:style-name="T2">3. Identify repeated subproblems:-</text:span></text:p>
      <text:p text:style-name="P22"><text:span text:style-name="T2"><text:tab/><text:tab/></text:span></text:p>
      <text:p text:style-name="P22"><text:span text:style-name="T2">4. Build DP solution:-</text:span></text:p>
      <text:p text:style-name="P23"><text:span text:style-name="T9"><text:tab/><text:tab/></text:span><text:span text:style-name="T11">DP(F , i) {</text:span></text:p>
      <text:p text:style-name="P23"><text:span text:style-name="T11"><text:tab/><text:tab/><text:tab/>if( i &gt; n)</text:span></text:p>
      <text:p text:style-name="P23"><text:span text:style-name="T11"><text:tab/><text:tab/><text:tab/><text:tab/>return 0;</text:span></text:p>
      <text:p text:style-name="P23"><text:span text:style-name="T11"><text:tab/><text:tab/><text:tab/>else if(F-duration[i] &lt; 0)</text:span></text:p>
      <text:p text:style-name="P23"><text:span text:style-name="T11"><text:tab/><text:tab/><text:tab/><text:tab/>return DP(F, i+1)</text:span></text:p>
      <text:p text:style-name="P23"><text:span text:style-name="T11"><text:tab/><text:tab/><text:tab/>else</text:span></text:p>
      <text:p text:style-name="P23"><text:span text:style-name="T11"><text:tab/><text:tab/><text:tab/><text:tab/>return max(1 + DP(F+refuel[i] – duration[i],i+1),DP(F,i+1))</text:span></text:p>
      <text:p text:style-name="P23"><text:span text:style-name="T11"><text:tab/><text:tab/>}</text:span></text:p>
      <text:p text:style-name="P23"/>
      <text:p text:style-name="P23"/>
      <text:p text:style-name="P22"><text:span text:style-name="T2">5. Reconstruct Optimal Solution:-</text:span></text:p>
      <text:p text:style-name="P24"><text:span text:style-name="T9"><text:tab/>int DP(F,i)</text:span></text:p>
      <text:p text:style-name="P24"><text:span text:style-name="T9"><text:tab/><text:tab/>if(i == n)</text:span></text:p>
      <text:p text:style-name="P24"><text:span text:style-name="T9"><text:tab/><text:tab/><text:tab/>return 0;</text:span></text:p>
      <text:p text:style-name="P24"><text:span text:style-name="T9"><text:tab/><text:tab/>if(mem[i][F] == -1)</text:span></text:p>
      <text:p text:style-name="P24"><text:span text:style-name="T9"><text:tab/><text:tab/><text:tab/>int ans=0;</text:span></text:p>
      <text:p text:style-name="P24"><text:span text:style-name="T9"><text:tab/><text:tab/><text:tab/>ans = max(ans,DP(F,i+1));</text:span></text:p>
      <text:p text:style-name="P24"><text:span text:style-name="T9"><text:tab/><text:tab/><text:tab/>if(F &gt;= a[i].duration)</text:span></text:p>
      <text:p text:style-name="P24"><text:span text:style-name="T9"><text:tab/><text:tab/><text:tab/><text:tab/>ans = max(ans,1+DP(F-a[i].duration+a[i].refuel,i+1));</text:span></text:p>
      <text:p text:style-name="P24"><text:span text:style-name="T9"><text:tab/><text:tab/><text:tab/>mem[i][F] = ans;</text:span></text:p>
      <text:p text:style-name="P24"><text:span text:style-name="T9"><text:tab/><text:tab/>return mem[i][F];</text:span></text:p>
      <text:p text:style-name="P24"/>
      <text:p text:style-name="P19">Sample Inputs<text:span text:style-name="T2">:-</text:span></text:p>
      <text:p text:style-name="P19"><text:span text:style-name="T9"><text:tab/>1. <text:tab/>1947</text:span></text:p>
      <text:p text:style-name="P19"><text:span text:style-name="T9"><text:tab/><text:tab/>14</text:span></text:p>
      <text:p text:style-name="P19"><text:span text:style-name="T9"><text:tab/><text:tab/>2407 2979 1269 2401 3227 2230 3991 2133 3338 356 2535 3859 3267 365</text:span></text:p>
      <text:p text:style-name="P19"><text:span text:style-name="T9"><text:tab/><text:tab/>2406 793 905 2400 1789 2229 1378 2132 1815 355 72 3858 3266 364</text:span></text:p>
      <text:p text:style-name="P27"><text:soft-page-break/><text:tab/><text:span text:style-name="T15">2.<text:tab/>5000</text:span></text:p>
      <text:p text:style-name="P28"><text:tab/><text:tab/>50</text:p>
      <text:p text:style-name="P28"><text:tab/><text:tab/>1 2 3 4 5 6 7 8 9 10 11 12 13 14 15 16 17 18 19 20 21 22 23 24 25 26 27 28 29 30 31 32 33 34 35 36 37 38 39 40 41 42 43 44 45 46 47 48 49 50</text:p>
      <text:p text:style-name="P28"><text:tab/><text:tab/>0 0 0 0 0 0 0 0 0 0 0 0 0 0 0 0 0 0 0 0 0 0 0 0 0 0 0 0 0 0 0 0 0 0 0 0 0 0 0 0 0 0 0 0 0 0 0 0 0 0</text:p>
      <text:p text:style-name="P24"/>
      <text:p text:style-name="P27"><text:tab/><text:span text:style-name="T15">3.<text:tab/>12</text:span></text:p>
      <text:p text:style-name="P28"><text:tab/><text:tab/>4 4 8 2</text:p>
      <text:p text:style-name="P28"><text:tab/><text:tab/>1 2 0 0 0</text:p>
      <text:p text:style-name="P26"/>
      <text:p text:style-name="P27"><text:tab/><text:span text:style-name="T15">4.<text:tab/>4773</text:span></text:p>
      <text:p text:style-name="P28"><text:tab/><text:tab/>8</text:p>
      <text:p text:style-name="P28"><text:tab/><text:tab/>50 729 1725 1845 1403 4145 4818 2195</text:p>
      <text:p text:style-name="P28"><text:tab/><text:tab/>49 728 1724 1844 1402 3116 2120 2194</text:p>
      <text:p text:style-name="P26"/>
      <text:p text:style-name="P27"><text:tab/><text:span text:style-name="T15">5.<text:tab/>2634</text:span></text:p>
      <text:p text:style-name="P28"><text:tab/><text:tab/>15</text:p>
      <text:p text:style-name="P28"><text:tab/><text:tab/>3355 1527 907 2726 3197 3706 4364 3750 2066 1709 2631 2765 2183 1039 3317</text:p>
      <text:p text:style-name="P28"><text:tab/><text:tab/>345 1526 906 2725 3196 3705 1780 1163 1009 1708 2630 2764 2182 1038 524</text:p>
      <text:p text:style-name="P24"/>
      <text:p text:style-name="P27"><text:tab/><text:span text:style-name="T15">6.<text:tab/>1852</text:span></text:p>
      <text:p text:style-name="P28"><text:tab/><text:tab/>10</text:p>
      <text:p text:style-name="P28"><text:tab/><text:tab/>1994 96 488 1716 309 1812 982 1651 1604 895</text:p>
      <text:p text:style-name="P28"><text:tab/><text:tab/>770 45 407 717 178 86 252 259 801 219</text:p>
      <text:p text:style-name="P24"/>
      <text:p text:style-name="P27"><text:tab/><text:span text:style-name="T15">7.<text:tab/>5000</text:span></text:p>
      <text:p text:style-name="P28"><text:tab/><text:tab/>50</text:p>
      <text:p text:style-name="P28"><text:tab/><text:tab/>2200 1888 1906 1324 2352 928 2093 1062 824 804 2057 281 2381 76 2000 1885 546 2140 2411 1360 1702 151 2481 898 2016 423 2163 2004 1512 948 1582 1211 1688 988 1387 1539 767 979 100 1590 1782 2157 1870 514 1084 1370 2398 481 2361 1160</text:p>
      <text:p text:style-name="P28"><text:tab/><text:tab/>2199 413 1310 1323 1310 825 2092 972 823 803 2056 280 2380 75 1999 1884 545 16 1385 448 1701 150 2480 897 2015 422 2162 2003 520 947 1581 1210 1687 102 736 483 766 978 99 1461 1781 1078 1869 513 1037 325 2397 480 1693 1159</text:p>
      <text:p text:style-name="P24"><text:soft-page-break/><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Sans Pro" svg:font-family="'Source Sans Pro',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1T14:13:28.036178184</meta:creation-date>
    <dc:date>2014-12-02T00:43:01.304391834</dc:date>
    <meta:editing-duration>PT50S</meta:editing-duration>
    <meta:editing-cycles>2</meta:editing-cycles>
    <meta:generator>LibreOffice/4.2.7.2$Linux_X86_64 LibreOffice_project/420m0$Build-2</meta:generator>
    <meta:document-statistic meta:table-count="0" meta:image-count="0" meta:object-count="0" meta:page-count="5" meta:paragraph-count="116" meta:word-count="1277" meta:character-count="6515" meta:non-whitespace-character-count="5120"/>
  </office:meta>
</office:document-meta>
</file>